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P2" style:family="paragraph" style:parent-style-name="code" style:list-style-name="L1"/>
    <style:style style:name="P3" style:family="paragraph" style:parent-style-name="code">
      <style:paragraph-properties fo:margin-left="0.1457in" fo:margin-right="0in" fo:text-indent="0in" style:auto-text-indent="false"/>
    </style:style>
    <style:style style:name="P4" style:family="paragraph" style:parent-style-name="Heading_20_1">
      <style:paragraph-properties fo:break-before="page"/>
    </style:style>
    <style:style style:name="P5" style:family="paragraph" style:parent-style-name="Preformatted_20_Text">
      <style:paragraph-properties fo:margin-left="0in" fo:margin-right="0in" fo:text-indent="0in" style:auto-text-indent="true"/>
      <style:text-properties style:font-name="DejaVu Sans1" fo:font-size="11pt" style:font-size-asian="11pt" style:font-size-complex="11pt"/>
    </style:style>
    <style:style style:name="T1" style:family="text">
      <style:text-properties style:font-name="DejaVu Sans1" fo:font-size="11pt" style:font-size-asian="11pt" style:font-size-complex="11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in" fo:text-indent="-0.25in" fo:margin-left="0.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5in" fo:text-indent="-0.25in" fo:margin-left="0.9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in" fo:text-indent="-0.25in" fo:margin-left="1.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5in" fo:text-indent="-0.25in" fo:margin-left="1.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in" fo:text-indent="-0.25in" fo:margin-left="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5in" fo:text-indent="-0.25in" fo:margin-left="1.9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in" fo:text-indent="-0.25in" fo:margin-left="2.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5in" fo:text-indent="-0.25in" fo:margin-left="2.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in" fo:text-indent="-0.25in" fo:margin-left="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5in" fo:text-indent="-0.25in" fo:margin-left="2.9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hapter 4 Introduction to the C Runtime Library </text:h>
      <text:p text:style-name="P1"/>
      <text:p text:style-name="P1">One of the original motivations for creating FreeBasic was to provide an easy-to use </text:p>
      <text:p text:style-name="P1">wrapper for the C Runtime Library according to Andre Victor, the language creator.</text:p>
      <text:p text:style-name="P1">FreeBasic is as advanced as it is today because many of the functions are wrappers for the run time functions, which simplified the creation of the language. </text:p>
      <text:p text:style-name="P1"/>
      <text:p text:style-name="P1">Since FreeBasic uses the C run time library, you can use it as well in your programs,</text:p>
      <text:p text:style-name="P1">and there are a number of very useful conversion functions available. The function definitions are contained in the header file crt.bi, and you gain access to those functions by using the #Include directive. </text:p>
      <text:p text:style-name="P1"/>
      <text:p text:style-name="P1">Caution Not all the functions listed in the various bi files in the crt folder </text:p>
      <text:p text:style-name="P1">have been implemented in FreeBasic. If you get an error similar to the following[path/filename].o:fake:(.text+0x16c): undefined reference to `rint', where path/filename is your program's path and filename, then the function you are trying to use is not supported.</text:p>
      <text:p text:style-name="P1">This is a linker error and indicates that the linker was not able to find the referenced </text:p>
      <text:p text:style-name="P1">function. There are also a number of functions and structures that will only work in Windows and some that are GNU Extensions and will only work on Linux. </text:p>
      <text:p text:style-name="P1"/>
      <text:h text:style-name="Heading_20_2" text:outline-level="2">The #Include Directive </text:h>
      <text:p text:style-name="P1"/>
      <text:p text:style-name="P1">The syntax for the #Include directive is #Include [Once] “filename.ext”. </text:p>
      <text:p text:style-name="P1">Remember that a compiler directive instructs the compiler to do something, and in his case, it instructs the compiler to include the file “filename.ext” when compiling. When the compiler reads this directive, it stops reading the current file and starts reading the included file. If the included file also has an #Include directive, then that file is read in as </text:p>
      <text:p text:style-name="P1">well. You can have up to 16 nested includes per program. To use the run time conversion functions in your own program you would add #Include Once “crt.bi” at the top of </text:p>
      <text:p text:style-name="P1">your program. </text:p>
      <text:p text:style-name="P1"/>
      <text:p text:style-name="P1">The file extension bi stands for “basic include” and is usually declaration statements and/or subroutines and functions. The crt.bi file is located in the inc folder of </text:p>
      <text:p text:style-name="P1">your FreeBasic installation. If a bi file is not located in the folder where the program is being compiled, the compiler will look in the inc folder for the file. If it can’t find the file, it will issue an error. You can also include a path with the filename if you keep your include files in a common folder besides the inc folder. </text:p>
      <text:p text:style-name="P1"/>
      <text:p text:style-name="P1">If you look at the contents of crt.bi you see that the file simply includes other files and references the library that contains the actual function code. </text:p>
      <text:p text:style-name="P1"/>
      <text:list xml:id="list2251662007" text:style-name="Numbering_20_1">
        <text:list-item>
          <text:p text:style-name="code">#ifndef __CRT_BI__ </text:p>
        </text:list-item>
        <text:list-item>
          <text:p text:style-name="code">#define __CRT_BI__ </text:p>
        </text:list-item>
        <text:list-item>
          <text:p text:style-name="code">#ifdef __FB_WIN32__ </text:p>
        </text:list-item>
        <text:list-item>
          <text:p text:style-name="code">#inclib "msvcrt" </text:p>
        </text:list-item>
        <text:list-item>
          <text:p text:style-name="code"><text:soft-page-break/>#endif </text:p>
        </text:list-item>
        <text:list-item>
          <text:p text:style-name="code"><text:s/></text:p>
        </text:list-item>
        <text:list-item>
          <text:p text:style-name="code">#include once "crt/string.bi" </text:p>
        </text:list-item>
        <text:list-item>
          <text:p text:style-name="code">#include once "crt/math.bi" </text:p>
        </text:list-item>
        <text:list-item>
          <text:p text:style-name="code">#include once "crt/time.bi" </text:p>
        </text:list-item>
        <text:list-item>
          <text:p text:style-name="code">#include once "crt/wchar.bi" </text:p>
        </text:list-item>
        <text:list-item>
          <text:p text:style-name="code">#include once "crt/stdlib.bi" </text:p>
        </text:list-item>
        <text:list-item>
          <text:p text:style-name="code">#include once "crt/stdio.bi" </text:p>
        </text:list-item>
        <text:list-item>
          <text:p text:style-name="code">#include once "crt/io.bi" </text:p>
        </text:list-item>
        <text:list-item>
          <text:p text:style-name="code">#include once "crt/errno.bi" </text:p>
        </text:list-item>
        <text:list-item>
          <text:p text:style-name="code"/>
        </text:list-item>
        <text:list-item>
          <text:p text:style-name="code">#endif ' __CRT_BI__ </text:p>
          <text:p text:style-name="P3"/>
        </text:list-item>
      </text:list>
      <text:p text:style-name="P1"/>
      <text:p text:style-name="P1">Listing 4.1: crt.bi </text:p>
      <text:p text:style-name="P1"/>
      <text:p text:style-name="P1"><text:tab/>Analysis: Crt.bi contains a number of compiler directives, the statements that start with the # character to control the compilation process. In line the directive #ifndef means “if not defined”. If the symbol __CRT_BI__ has not already been defined, then line2 will define the symbol. The #ifdef directive in line 4 means “if defined”. If the compiler is running on a Win32 machine, the symbol __FB_WIN32__ will be defined which will include the library "msvcrt" on line 5 with the #inclib directive which means “include library”. The #endif on line 6 closes the opening #ifdef on line 4. Under Windows,</text:p>
      <text:p text:style-name="P1">FreeBasic uses the Microsoft Runtime which is contained in the dynamic link library (DLL)</text:p>
      <text:p text:style-name="P1">msvcrt.dll. </text:p>
      <text:p text:style-name="P1"/>
      <text:p text:style-name="P1">Line 8 through 15 include each of the individual declaration files that make up the C run time library. The “#include once” directive ensures that the individual include files are only added once, even if another module includes them. The #endif on line 17 is used to close the #ifndef on line 1. </text:p>
      <text:p text:style-name="P1"/>
      <text:p text:style-name="P1">Notice that the #Include directive use the Once modifier which tells the compiler that this file should only be loaded once, even if a subsequent file uses the same#Include. This is to prevent duplicate definition errors. It is always good practice to use the Once modifier in your own includes. </text:p>
      <text:p text:style-name="P1"/>
      <text:p text:style-name="P1">Notice that the different files being included are located in the inc/crt folder. This is an example of setting the path for the #Include if they should be in a different folder.</text:p>
      <text:p text:style-name="P1">Many of the third-party library bi files are in their own sub folders, just to keep things a bit more organized. The conversion functions we will be examining in this chapter are contained the file crt/math.bi. </text:p>
      <text:p text:style-name="P1"/>
      <text:p text:style-name="P1">The #Inclib directive above the include list tells the compiler what library contains the functions. Library files are compiled subroutines, functions and symbols that define the functionality of the library. Lib files located in the lib folder of your FreeBasic installation.</text:p>
      <text:p text:style-name="P1">They are usually named filename.a for static libraries and filename.dll.a for dynamic link libraries. If you look in the lib folder you will also see some filename.o files. These are object files. Object files contain pre-parsed code that can be linked to an executable file <text:soft-page-break/>or to a library file. </text:p>
      <text:p text:style-name="P1"/>
      <text:p text:style-name="P1">Caution If you open one of the bi files in the inc folder, which you may need to do from time to time to see what parameters a function requires or to see the return type of </text:p>
      <text:p text:style-name="P1"/>
      <text:p text:style-name="P1">a function, be sure not to change anything in the file. You should always open the files in read-only mode if your editor provides that functionality. </text:p>
      <text:p text:style-name="P1"/>
      <text:h text:style-name="Heading_20_2" text:outline-level="2">The Declaration Statement </text:h>
      <text:p text:style-name="P1"/>
      <text:p text:style-name="P1">If you look at math.bi you will see a number of Declaration statements. A declaration statement is a function prototype that tells the compiler that there is a function definition somewhere in the program code, or in a library or an external dll. This forward reference is used so that the compiler won’t complain if the function or sub is called before it finds the actual code for the function. Once you understand how to interpret a declaration statement, you will be able to use any function in the run time library. </text:p>
      <text:p text:style-name="P1"/>
      <text:p text:style-name="P1">To understand the components of a declaration statement, here is the declaration statement for the ceil function in math.bi. The ceil function rounds a decimal value up to the nearest integer. That is, 1.5 would become 2. </text:p>
      <text:p text:style-name="P1"/>
      <text:p text:style-name="P1">Declare function ceil cdecl Alias "ceil" (byval as double) as double </text:p>
      <text:p text:style-name="P1"/>
      <text:p text:style-name="P1"/>
      <text:p text:style-name="P1">You can break this declare down into the following functional sections. </text:p>
      <text:p text:style-name="P1"/>
      <text:p text:style-name="P1">• Declare: This is the keyword for a declare statement. </text:p>
      <text:p text:style-name="P1">• Function: This can either be Function, to indicate that this procedure returns a value, or Sub, which indicates that the procedure does not return a value. </text:p>
      <text:p text:style-name="P1">• Ceil: This is the name of the function and the name that you would use in your code. Do not use the name after Alias. </text:p>
      <text:p text:style-name="P1">• Cdecl: This is the function's method of passing arguments. When calling an </text:p>
      <text:p text:style-name="P1">external function, parameters must be pushed on the stack in the correct order so that the function can pop the parameters off the stack correctly. Cdecl stands for C Declare, and passes the arguments from right to left using the C convention of parameter passing. The Pascal calling convention pushes arguments from left to right and is used when calling functions created in the Pascal language. The Std call calling convention pushes arguments from right to left and is used in Basic libraries and Windows API. </text:p>
      <text:p text:style-name="P1">• Alias: This is an alternate name that is used by the linker when your code is linked to other languages. You use an alias in case there is a function in the target language that has the same name as your function. </text:p>
      <text:p text:style-name="P1">• (): The values inside the parenthesis are the parameters that the function or sub expects. Ceil expects one parameter, a double-type value. If the function expects multiple parameters, then commas will separate them. A parameter can be any of the FreeBasic data types or a composite type. Many of the run time functions require pointers to other data types or data structures. </text:p>
      <text:p text:style-name="P1">• ByVal: The byval (by value) keyword indicates that the value being passed to the function is a copy of the data, and not the actual data itself. This is to prevent <text:soft-page-break/>accidentally changing the actual data within a function. You can also use ByRef(by reference) which passes the address of the data to the function, and any changes in the parameter are reflected in the actual data. ByVal is the default behavior in current versions of the compiler. </text:p>
      <text:p text:style-name="P1"/>
      <text:p text:style-name="P1">• As [data type]: The As keyword after the parameter list indicates the return typeof the function. Subs do not have a return type so there isn’t an As clause after the parameter list. </text:p>
      <text:p text:style-name="P1">Notice that the ceil function returns a double and not an integer, even though the conversion function rounds off the decimal portion. This is to prevent integer overflow for very large numbers. Even though ceil, and the other run time conversion functions return a double you can implicitly convert them to integers by simply assigning the return to an integer variable or using the Cast function. Be sure to use an integer data type with a large enough range for the result. </text:p>
      <text:p text:style-name="P1"/>
      <text:p text:style-name="P1">To use Ceil in your program you would write myDouble = Ceil(aDouble) or myInt = </text:p>
      <text:p text:style-name="P1">Ceil(aDouble). All declaration statements follow the same pattern as Ceil. </text:p>
      <text:p text:style-name="P1"/>
      <text:p text:style-name="P1">DLLs created with Visual Basic 6tm and below are COM objects and not standard DLLs. In order to use VB6 DLLs with FreeBasic you will need to create a COM interface to access the DLL functions. Creating a COM interface is a complicated topic and is beyond the scope of this book. </text:p>
      <text:p text:style-name="P1"/>
      <text:h text:style-name="Heading_20_2" text:outline-level="2">Runtime Conversion Functions </text:h>
      <text:p text:style-name="P1"/>
      <text:p text:style-name="P1">Table 5.1 lists some of the more useful conversion routines contained within the </text:p>
      <text:p text:style-name="P1">run time library along with he syntax and some comments about the function. </text:p>
      <text:p text:style-name="P1"/>
      <table:table table:name="Table1" table:style-name="Table1">
        <table:table-column table:style-name="Table1.A" table:number-columns-repeated="3"/>
        <table:table-row>
          <table:table-cell table:style-name="Table1.A1" office:value-type="string">
            <text:p text:style-name="Table">Function</text:p>
          </table:table-cell>
          <table:table-cell table:style-name="Table1.A1" office:value-type="string">
            <text:p text:style-name="Table"><text:s/>Syntax </text:p>
          </table:table-cell>
          <table:table-cell table:style-name="Table1.C1" office:value-type="string">
            <text:p text:style-name="Table">Comment </text:p>
          </table:table-cell>
        </table:table-row>
        <table:table-row>
          <table:table-cell table:style-name="Table1.A2" office:value-type="string">
            <text:p text:style-name="Table">Ceil </text:p>
          </table:table-cell>
          <table:table-cell table:style-name="Table1.A2" office:value-type="string">
            <text:p text:style-name="Table">B = Ceil(double-type expression) </text:p>
          </table:table-cell>
          <table:table-cell table:style-name="Table1.C2" office:value-type="string">
            <text:p text:style-name="Table">Ceil returns the nearest integer greater than expression. </text:p>
          </table:table-cell>
        </table:table-row>
        <table:table-row>
          <table:table-cell table:style-name="Table1.A2" office:value-type="string">
            <text:p text:style-name="Table">Floor </text:p>
          </table:table-cell>
          <table:table-cell table:style-name="Table1.A2" office:value-type="string">
            <text:p text:style-name="Table">B = Floor(double-type expression) </text:p>
          </table:table-cell>
          <table:table-cell table:style-name="Table1.C2" office:value-type="string">
            <text:p text:style-name="Table">Floor returns the nearest integer less than expression. </text:p>
          </table:table-cell>
        </table:table-row>
        <table:table-row>
          <table:table-cell table:style-name="Table1.A2" office:value-type="string">
            <text:p text:style-name="Table">Modf </text:p>
          </table:table-cell>
          <table:table-cell table:style-name="Table1.A2" office:value-type="string">
            <text:p text:style-name="Table">B = Modf(double-type expression, double-type pointer) </text:p>
          </table:table-cell>
          <table:table-cell table:style-name="Table1.C2" office:value-type="string">
            <text:p text:style-name="Table">Modf returns the fractions part of expression and the integer part of expression in the double-type pointer. The integer part of expression is rounded towards zero. </text:p>
          </table:table-cell>
        </table:table-row>
      </table:table>
      <text:p text:style-name="P1"/>
      <text:p text:style-name="P1">Table 4.1: Runtime Conversion Functions </text:p>
      <text:p text:style-name="P1"/>
      <text:p text:style-name="P1">It would require another book to examine all the functions in the run time library. The <text:soft-page-break/>run time functions presented in this book were selected because of their usefulness and to supplement FreeBasic’s built-in functions. </text:p>
      <text:p text:style-name="P1"/>
      <text:p text:style-name="P1">Modf deserves special mention. A function can only return a single value, the value defined in the As clause after the parameter list. This does not mean however that you cannot return more than one value from a function. Any additional values a function returns must be returned through the parameter list. One way to do this is to use the Byref keyword on parameters. Any changes made to a byref parameter changes the actual data. However, you cannot use byref on external libraries, due to differences in </text:p>
      <text:p text:style-name="P1"/>
      <text:p text:style-name="P1"/>
      <text:p text:style-name="P1">calling procedures, so pointers are used instead. There are two ways to pass pointer data to a function; by explicitly declaring a pointer data type which you will see in the chapter on pointers, or by using the Address Of operator which is explained here. </text:p>
      <text:p text:style-name="P1"/>
      <text:h text:style-name="Heading_20_2" text:outline-level="2">The Address Of Operator @ </text:h>
      <text:p text:style-name="P1"/>
      <text:p text:style-name="P1">When the compiler creates a variable, it allocates a portion of memory equal to the size of the data type. For an integer it would allocate 4 bytes and for a double it would allocate 8 bytes. Each memory location has an address associated with it so that the CPU can move data into and out of the memory location. When the compiler allocates the memory, the operating system returns an address for the memory location so that the compiler can access that location. When you are working with variables you are actually working with an addressable memory location in the computer. You don't have to worry about the address since the compiler handles all those details for you; you can just use the variable in your program. </text:p>
      <text:p text:style-name="P1"/>
      <text:p text:style-name="P1">However, when you need to call a function like Modf that requires a pointer to a variable, then you need to know the address of the variable so you can pass it to the function. Why can't you just use the variable name, since it is an alias for the memory location? The answer is in the declaration of Modf shown in listing 5.3. </text:p>
      <text:p text:style-name="P1"/>
      <text:p text:style-name="P1">declare function modf cdecl alias "modf" (byval as double, byval as double ptr) as double </text:p>
      <text:p text:style-name="P1"/>
      <text:p text:style-name="P1"/>
      <text:p text:style-name="P1">Listing 4.2: Modf Declaration </text:p>
      <text:p text:style-name="P1"/>
      <text:p text:style-name="P1">Notice that the second parameter is defined as byval and the data type is a pointer(ptr) to a double-type variable. Remember that byval means “make a copy of the contents of the parameter and use it in the function.” If you were to simply use the variable name, you would be passing the contents of the memory location, whatever is in the variable,and not its address. </text:p>
      <text:p text:style-name="P1"/>
      <text:p text:style-name="P1">When you use a regular variable in your program, you are working with the actual data in the memory location associated with the variable. That is, a variable = data. If you define myInt as an integer and set it equal to 5, when you print myInt to the screen you will see 5. The pointer data type is unique in that what it contains isn't data, that is a <text:soft-page-break/>value like 134, rather it contains the address of a memory location. A pointer = memory address. If you were to print a pointer to the screen you would see a number that doesn't make much sense, since what you are looking at isn't the data in the memory location,</text:p>
      <text:p text:style-name="P1">but the address of the data in memory. </text:p>
      <text:p text:style-name="P1"/>
      <text:p text:style-name="P1">When you first create a pointer, it doesn't point to anything. This is called a Null pointer. There are a number of ways to initialize the pointer, but one method is to use the Address Of operator. If you create a pointer variable such as myIntPtr you could initialize that pointer with code like myIntPtr = @myInt. The @ is the Address Of operator, and this code snippet sets myIntPtr to the address of myInt. In other words, an initialized pointer variable and the Address Of operator both return the same value, a memory address. </text:p>
      <text:p text:style-name="P1"/>
      <text:p text:style-name="P1">We can use this concept in the Modf function. Rather than creating a pointer variable, we can create a double-type variable and then use this variable with the Address Of operator for the return parameter. Remember that you were able to use expressions with the built-in numeric conversion functions. Using the Address Of operator with a variable is an expression which will be evaluated and the result, the variable address, will be passed along to the function. </text:p>
      <text:p text:style-name="P1"/>
      <text:p text:style-name="P1"/>
      <text:p text:style-name="P1">The following short program illustrates this concept. </text:p>
      <text:p text:style-name="P1"/>
      <text:p text:style-name="P1"/>
      <text:list xml:id="list3883330309" text:style-name="L1">
        <text:list-item>
          <text:p text:style-name="P2"><text:s text:c="5"/>'Need to include the run time library </text:p>
        </text:list-item>
        <text:list-item>
          <text:p text:style-name="P2"><text:s text:c="5"/>#include "crt.bi" </text:p>
        </text:list-item>
        <text:list-item>
          <text:p text:style-name="P2"/>
        </text:list-item>
        <text:list-item>
          <text:p text:style-name="P2"><text:s text:c="5"/>'Set up some variables </text:p>
        </text:list-item>
        <text:list-item>
          <text:p text:style-name="P2"><text:s text:c="5"/>Dim As Double myDouble, FracPart, IntPart </text:p>
        </text:list-item>
        <text:list-item>
          <text:p text:style-name="P2"/>
        </text:list-item>
        <text:list-item>
          <text:p text:style-name="P2"><text:s text:c="5"/>'Set the value we want to convert </text:p>
        </text:list-item>
        <text:list-item>
          <text:p text:style-name="P2"><text:s text:c="5"/>myDouble = 12.56 </text:p>
        </text:list-item>
        <text:list-item>
          <text:p text:style-name="P2"><text:s text:c="5"/>'Call the function. Notice that we are using the address of </text:p>
        </text:list-item>
        <text:list-item>
          <text:p text:style-name="P2">'operator @ on IntPart. </text:p>
        </text:list-item>
        <text:list-item>
          <text:p text:style-name="P2">FracPart = modf(myDouble, @IntPart) </text:p>
        </text:list-item>
        <text:list-item>
          <text:p text:style-name="P2">'Get the result. </text:p>
        </text:list-item>
        <text:list-item>
          <text:p text:style-name="P2">Print "myDouble = ";myDouble </text:p>
        </text:list-item>
        <text:list-item>
          <text:p text:style-name="P2">Print "Fractional part:";FracPart </text:p>
        </text:list-item>
        <text:list-item>
          <text:p text:style-name="P2">Print "Integer part:";IntPart </text:p>
        </text:list-item>
        <text:list-item>
          <text:p text:style-name="P2"/>
        </text:list-item>
        <text:list-item>
          <text:p text:style-name="P2">Sleep </text:p>
        </text:list-item>
        <text:list-item>
          <text:p text:style-name="P2">End </text:p>
        </text:list-item>
      </text:list>
      <text:list xml:id="list55837133030382" text:continue-list="list2251662007" text:style-name="Numbering_20_1">
        <text:list-header>
          <text:p text:style-name="P3"/>
        </text:list-header>
      </text:list>
      <text:p text:style-name="P1"/>
      <text:p text:style-name="P1">Listing 4.3: addressof.bas </text:p>
      <text:p text:style-name="P1"/>
      <text:p text:style-name="P1"><text:tab/>Analysis: In line 1 the crt.bi is included in this program so that all the supported functions will be available to the program. In line 5 all of the working variables are declared. In line 8, the variable to be operated on is set to a decimal value. The Modf function is called in line 11 using the Address Of operator to retrieve the integer portion <text:soft-page-break/>of the return value. The fractional portion of the return value is loaded into the FracPart variable. Line 13 through 15 print out the values returned from the function. The program is closed in the usual way in lines 17 and 18. </text:p>
      <text:p text:style-name="P1"/>
      <text:p text:style-name="P1">In line 5 we dimension the variables we will use: myDouble is the value we want to convert, FracPart is the value returned by the function and IntPart is the return value that will be passed through the second parameter, the pointer. Notice in line 11 we are using the Address Of operator in conjunction with our regular double-type variable. </text:p>
      <text:p text:style-name="P1"/>
      <text:p text:style-name="P1">Here is the output of the program. </text:p>
      <text:p text:style-name="output"/>
      <text:p text:style-name="output">myDouble = 12.56 </text:p>
      <text:p text:style-name="output"/>
      <text:p text:style-name="output"/>
      <text:p text:style-name="output">Fractional part: 0.560000000000001 </text:p>
      <text:p text:style-name="output"/>
      <text:p text:style-name="output"/>
      <text:p text:style-name="output">Integer part: 12 </text:p>
      <text:p text:style-name="output"/>
      <text:p text:style-name="output"/>
      <text:p text:style-name="P1">Output 4.1: addressof.bas </text:p>
      <text:p text:style-name="P1"/>
      <text:p text:style-name="P1">The return value of the function, .56, is the fractional part and the integer part 12,</text:p>
      <text:p text:style-name="P1">is the value returned through the parameter. The series of zeros ending in a 1 after the </text:p>
      <text:p text:style-name="P1"/>
      <text:p text:style-name="P1"/>
      <text:p text:style-name="P1">.56 is the result of the precision conversion you will get with a double value. Remember in the previous sections it was mentioned that double and single data types are prone to rounding errors. Here you see why this is true. </text:p>
      <text:p text:style-name="P1"/>
      <text:p text:style-name="P1">Caution When you are dealing with a pointer parameter, you must be sure to pass the correct data type to the parameter. In the case of Modf, it is expecting a double-type pointer which is 8 bytes. If you pass the incorrect pointer type to a function, it may not do anything at all, or it may try to write to 8 bytes of memory. If the function tries to write to more memory than has been allocated you will see the infamous General Protection Fault message and your program will be shut down. Always use the proper pointer type with pointer parameters. General Protection Fault is a Windows term and is equivalent to a Segmentation Fault on Linux. </text:p>
      <text:p text:style-name="P1"/>
      <text:h text:style-name="Heading_20_2" text:outline-level="2">Testing the Runtime Conversion Functions </text:h>
      <text:p text:style-name="P1"/>
      <text:p text:style-name="P1">As you did with the other conversion functions, you should test these functions with both positive and negative numbers to see how they behave. </text:p>
      <text:p text:style-name="P1"/>
      <text:p text:style-name="P1"><text:s/></text:p>
      <text:list xml:id="list55836228873663" text:continue-numbering="true" text:style-name="Numbering_20_1">
        <text:list-item>
          <text:p text:style-name="code">'Need to include the run time library </text:p>
        </text:list-item>
        <text:list-item>
          <text:p text:style-name="code"><text:s/>#include "crt.bi" </text:p>
        </text:list-item>
        <text:list-item>
          <text:p text:style-name="code"><text:s/></text:p>
        </text:list-item>
        <text:list-item>
          <text:p text:style-name="code"><text:soft-page-break/>'Set up some variables </text:p>
        </text:list-item>
        <text:list-item>
          <text:p text:style-name="code">Dim As Double myDouble = 12.56, myDouble2 = 12.56 </text:p>
        </text:list-item>
        <text:list-item>
          <text:p text:style-name="code"><text:s/></text:p>
        </text:list-item>
        <text:list-item>
          <text:p text:style-name="code">'Show the various conversion functions with </text:p>
        </text:list-item>
        <text:list-item>
          <text:p text:style-name="code">'positive and negative numbers. </text:p>
        </text:list-item>
        <text:list-item>
          <text:p text:style-name="code"/>
        </text:list-item>
        <text:list-item>
          <text:p text:style-name="code">Print "Ceil with";myDouble;" returns ";Ceil(myDouble) </text:p>
        </text:list-item>
        <text:list-item>
          <text:p text:style-name="code">Print "Ceil with ";myDouble2;" returns ";Ceil(myDouble2) </text:p>
        </text:list-item>
        <text:list-item>
          <text:p text:style-name="code">Print </text:p>
        </text:list-item>
        <text:list-item>
          <text:p text:style-name="code">Print "Floor with";myDouble;" returns ";Floor(myDouble) </text:p>
        </text:list-item>
        <text:list-item>
          <text:p text:style-name="code">Print "Floor with ";myDouble2;" returns ";Floor(myDouble2) </text:p>
        </text:list-item>
        <text:list-item>
          <text:p text:style-name="code">Print </text:p>
        </text:list-item>
        <text:list-item>
          <text:p text:style-name="code"/>
        </text:list-item>
        <text:list-item>
          <text:p text:style-name="code">'Wait for a key press </text:p>
        </text:list-item>
        <text:list-item>
          <text:p text:style-name="code">Sleep </text:p>
        </text:list-item>
        <text:list-item>
          <text:p text:style-name="code">End </text:p>
        </text:list-item>
      </text:list>
      <text:p text:style-name="P1"/>
      <text:p text:style-name="P1">Listing 4.4: crtfunc.bas </text:p>
      <text:p text:style-name="P1"/>
      <text:p text:style-name="P1"><text:tab/>Analysis: Since these are C run time functions, the crt.bi is included in line 2. Line 5 </text:p>
      <text:p text:style-name="P1">shows the declaration of the working variables in the program, once again using the alternate Dim syntax. Lines 9 through 14 print out the return values of the functions with both positive and negative numbers. Lines 17 and 18 close the program. </text:p>
      <text:p text:style-name="P1"/>
      <text:p text:style-name="P1"/>
      <text:p text:style-name="P1">Line 2 in the program includes the crt.bi which is required for using any of the run time functions. In line 5 the two working double-type variables are dimensioned and initialized. As you can see, calling the run time functions is exactly the same as calling any of the FreeBasic built-in functions. Running the program will produce the following </text:p>
      <text:p text:style-name="P1">output. </text:p>
      <text:p text:style-name="P1"/>
      <text:p text:style-name="output">Ceil with 12.56 returns 13 </text:p>
      <text:p text:style-name="output"/>
      <text:p text:style-name="output"/>
      <text:p text:style-name="output">Ceil with 12.56 </text:p>
      <text:p text:style-name="output">returns 12 </text:p>
      <text:p text:style-name="output"/>
      <text:p text:style-name="output"/>
      <text:p text:style-name="output">Floor with 12.56 returns 12 </text:p>
      <text:p text:style-name="output"/>
      <text:p text:style-name="output"/>
      <text:p text:style-name="output">Floor with 12.56 </text:p>
      <text:p text:style-name="output">returns 13 </text:p>
      <text:p text:style-name="output"/>
      <text:p text:style-name="P1"/>
      <text:p text:style-name="P1">Output 4.2: crtfunc.bas </text:p>
      <text:p text:style-name="P1"/>
      <text:p text:style-name="P1">As you can see in the output, Ceil returns the nearest integer greater than the value. 13 is greater than 12 and -12 is less negative than -12.56. Floor does just the opposite; it returns the nearest integer less than the value. 12 is less than 12.56 and -13is more <text:soft-page-break/>negative than -12.56. </text:p>
      <text:p text:style-name="P1"/>
      <text:h text:style-name="Heading_20_2" text:outline-level="2">A Look Ahead </text:h>
      <text:p text:style-name="P1"/>
      <text:p text:style-name="P1">Normally when you use numbers in your program, you are going to do some sort of calculation with them. In the next chapter you will see FreeBasic's arithmetic operators,</text:p>
      <text:p text:style-name="P1">learn about operator precedence and explore the bits that make up a number. </text:p>
      <text:p text:style-name="P1"/>
      <text:p text:style-name="P1"/>
      <text:h text:style-name="Heading_20_2" text:outline-level="2">Exercises </text:h>
      <text:p text:style-name="P1"/>
      <text:p text:style-name="P1">1) What is the extension of files that normally contain function declarations for libraries? </text:p>
      <text:p text:style-name="P1">2) What is the difference between the Ceil() and Floor() functions in the C run time library? </text:p>
      <text:p text:style-name="P1">3) What compiler directive is used to add additional files before compilation? </text:p>
      <text:p text:style-name="P1">4) What is a common cause of a Segmentation Fault or General Protection Fault?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adornments="Bold" style:font-family-generic="swiss" style:font-pitch="variable"/>
    <style:font-face style:name="DejaVu Sans" svg:font-family="'DejaVu Sans'" style:font-adornments="Oblique"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OOoComputerCodeLastLineInTable" style:display-name="_OOoComputerCodeLastLineInTable" style:family="paragraph" style:parent-style-name="_5f_OOoComputerCode" style:next-style-name="Standard">
      <style:paragraph-properties fo:margin-left="0.1in" fo:margin-right="0.1in" fo:margin-top="0in" fo:margin-bottom="0.07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1in" fo:margin-right="0.1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2in" fo:margin-right="0in" fo:margin-top="0in" fo:margin-bottom="0.1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OOoComputerCode" style:display-name="_OOoComputerCode" style:family="paragraph">
      <style:paragraph-properties fo:margin-left="0.2in" fo:margin-right="0in" fo:margin-top="0in" fo:margin-bottom="0.0299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1" fo:font-family="'Courier New'" style:font-family-generic="roman" style:font-pitch="variable" fo:font-size="9pt" style:letter-kerning="false"/>
    </style:style>
    <style:style style:name="_5f_code_5f_one_5f_line" style:display-name="_code_one_line" style:family="paragraph" style:parent-style-name="_5f_code" style:next-style-name="Standard">
      <style:paragraph-properties fo:margin-left="0in" fo:margin-right="0in" fo:margin-top="0.05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in" fo:margin-right="0in" fo:margin-top="0in" fo:margin-bottom="0.05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in" fo:margin-right="0in" fo:margin-top="0.05in" fo:margin-bottom="0in" loext:contextual-spacing="false" fo:text-indent="0in" style:auto-text-indent="false" text:number-lines="false" text:line-number="0"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style:style>
    <style:style style:name="_5f_code" style:display-name="_code" style:family="paragraph" style:default-outline-level="" style:list-style-name="Numbering_20_2" style:master-page-name="">
      <style:paragraph-properties fo:margin-left="0.0728in" fo:margin-right="0in" fo:margin-top="0in" fo:margin-bottom="0in" loext:contextual-spacing="false" fo:text-indent="-0.0366in" style:auto-text-indent="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10pt" fo:font-weight="bold" style:letter-kerning="false" fo:background-color="transparent" style:font-size-asian="10.5pt"/>
    </style:style>
    <style:style style:name="Text" style:family="paragraph" style:parent-style-name="Caption" style:class="extra"/>
    <style:style style:name="caution" style:family="paragraph" style:parent-style-name="Text" style:class="text">
      <style:paragraph-properties fo:margin-left="0in" fo:margin-right="0in" fo:text-indent="0in" style:auto-text-indent="true" fo:padding="0.0201in" fo:border-left="none" fo:border-right="none" fo:border-top="2.49pt solid #000000" fo:border-bottom="2.49pt solid #000000" style:shadow="none"/>
      <style:text-properties style:font-name="DejaVu Sans" fo:font-family="'DejaVu Sans'" style:font-style-name="Oblique" style:font-family-generic="swiss" style:font-pitch="variable" fo:font-size="11pt"/>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code" style:family="paragraph" style:parent-style-name="List" style:list-style-name="Numbering_20_1" style:class="text">
      <style:paragraph-properties fo:margin-left="0.2189in" fo:margin-right="0in" fo:margin-top="0in" fo:margin-bottom="0in" loext:contextual-spacing="false" fo:text-indent="-0.0728in" style:auto-text-indent="false" fo:padding="0in" fo:border-left="0.99pt solid #000000" fo:border-right="none" fo:border-top="none" fo:border-bottom="none" style:shadow="none" text:number-lines="true" text:line-number="1">
        <style:tab-stops/>
      </style:paragraph-properties>
      <style:text-properties style:font-name="Courier New2" fo:font-family="'Courier New'" style:font-style-name="Regular" style:font-family-generic="modern" style:font-pitch="fixed"/>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output" style:family="paragraph" style:parent-style-name="supplemental" style:class="text">
      <style:paragraph-properties fo:padding="0in" fo:border="none" style:shadow="none"/>
      <style:text-properties style:font-name="Courier New2" fo:font-family="'Courier New'" style:font-style-name="Regular" style:font-family-generic="modern" style:font-pitch="fixed"/>
    </style:style>
    <style:style style:name="analysis" style:family="paragraph" style:parent-style-name="Preformatted_20_Text">
      <style:paragraph-properties fo:margin-left="0in" fo:margin-right="0in" fo:text-indent="0in" style:auto-text-indent="true" fo:padding="0.0201in" fo:border-left="none" fo:border-right="none" fo:border-top="2.49pt solid #000000" fo:border-bottom="2.4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supplemental" style:family="paragraph" style:parent-style-name="Preformatted_20_Text" style:class="text">
      <loext:graphic-properties draw:fill="solid" draw:fill-color="#c0c0c0" draw:opacity="100%"/>
      <style:paragraph-properties fo:margin-left="0in" fo:margin-right="0in" fo:text-indent="0in" style:auto-text-indent="true" fo:background-color="#c0c0c0" fo:padding="0.0201in" fo:border="0.99pt solid #000000" style:shadow="none"/>
      <style:text-properties style:font-name="DejaVu Sans1" fo:font-family="'DejaVu Sans'" style:font-family-generic="swiss" style:font-pitch="variable" fo:font-size="11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3" fo:font-family="'Courier New'" style:font-family-generic="modern" style:font-pitch="fixed" fo:font-size="10pt" style:font-name-asian="Courier New3" style:font-family-asian="'Courier New'" style:font-family-generic-asian="modern" style:font-pitch-asian="fixed" style:font-size-asian="10pt" style:font-name-complex="Courier New3" style:font-family-complex="'Courier New'" style:font-family-generic-complex="modern" style:font-pitch-complex="fixed" style:font-size-complex="10pt"/>
    </style:style>
    <style:style style:name="Authors" style:family="paragraph" style:parent-style-name="Text_20_body">
      <style:paragraph-properties fo:text-align="center" style:justify-single-word="false"/>
      <style:text-properties style:font-name="DejaVu Sans2" fo:font-family="'DejaVu Sans'" style:font-style-name="Bold" style:font-family-generic="swiss" style:font-pitch="variable" fo:font-size="14pt" fo:font-weight="bold" style:font-size-asian="10.5pt" loext:shadow="none"/>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freebasic_20_book" style:display-name="freebasic book" style:family="paragraph" style:parent-style-name="Standard">
      <loext:graphic-properties draw:fill-image-width="0in" draw:fill-image-height="0in"/>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ymbol0_5f_vb" style:display-name="symbol0_vb" style:family="text">
      <style:text-properties fo:color="#66cc66" fo:font-style="normal" fo:font-weight="normal"/>
    </style:style>
    <style:style style:name="string_5f_vb" style:display-name="string_vb" style:family="text">
      <style:text-properties fo:color="#ff0000" fo:font-style="normal" fo:font-weight="normal"/>
    </style:style>
    <style:style style:name="keyword0_5f_vb" style:display-name="keyword0_vb" style:family="text">
      <style:text-properties fo:color="#b1b100" fo:font-style="normal" fo:font-weight="normal"/>
    </style:style>
    <style:style style:name="number_5f_vb" style:display-name="number_vb" style:family="text">
      <style:text-properties fo:color="#cc66cc" fo:font-style="normal" fo:font-weight="normal"/>
    </style:style>
    <style:style style:name="comment0_5f_vb" style:display-name="comment0_vb" style:family="text">
      <style:text-properties fo:color="#808080" fo:font-style="normal" fo:font-weight="normal"/>
    </style:style>
    <style:style style:name="_5f_OOoComputerIdent" style:display-name="_OOoComputerIdent" style:family="text" style:parent-style-name="_5f_OOoComputerBase">
      <style:text-properties fo:color="#00800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Literal" style:display-name="_OOoComputerLiteral" style:family="text" style:parent-style-name="_5f_OOoComputerBase">
      <style:text-properties fo:color="#ff00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1" fo:font-family="'Courier New'" style:font-family-generic="roman" style:font-pitch="variable"/>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order-top="0.99pt solid #000000" fo:border-bottom="none" fo:border-left="none" fo:border-right="none" fo:padding="0in" style:shadow="none" style:dynamic-spacing="false"/>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apter 4 Introduction to the C Runtime Library </dc:title>
    <dc:date>2019-02-03T05:58:35.625099236</dc:date>
    <meta:editing-duration>PT10M46S</meta:editing-duration>
    <meta:editing-cycles>3</meta:editing-cycles>
    <meta:generator>LibreOffice/6.0.7.3$Linux_X86_64 LibreOffice_project/00m0$Build-3</meta:generator>
    <meta:document-statistic meta:table-count="1" meta:image-count="0" meta:object-count="0" meta:page-count="9" meta:paragraph-count="168" meta:word-count="3353" meta:character-count="19524" meta:non-whitespace-character-count="16192"/>
    <meta:template xlink:type="simple" xlink:actuate="onRequest" xlink:title="" xlink:href="../fbeginnerm.odm" meta:date="2019-02-02T12:54:00.818565914"/>
  </office:meta>
</office:document-meta>
</file>